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0000a9" draw:stroke="none" fo:margin="1.000000000000000pt" style:wrap="biggest" style:wrap-dynamic-threshold="0.000000000000000pt" svg:fill-rule="evenodd"/>
    </style:style>
    <style:style style:name="gr3" style:family="graphic">
      <style:graphic-properties draw:fill="solid" draw:fill-color="#fcde00" draw:stroke="none" fo:margin="1.000000000000000pt" style:wrap="biggest" style:wrap-dynamic-threshold="0.000000000000000pt" svg:fill-rule="evenodd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"/>
        </draw:layer-set>
        <draw:g draw:style-name="gr1" draw:id="shape1" svg:y="0.00000000000pt">
          <draw:rect draw:style-name="gr2" draw:id="shape2" draw:name="rect171" draw:layer="" svg:width="149.99978400000pt" svg:height="100.00000000000pt"/>
          <draw:path draw:style-name="gr3" draw:id="shape3" draw:name="polygon147" draw:layer="" svg:width="26.75894046815pt" svg:height="25.19197737846pt" draw:transform="matrix(0.41219990000 0.00000000000 0.00000000000 0.41219990000 69.23620888520pt 11.18684811744pt)" svg:viewBox="0 0 27 25" svg:d="M21.7033 25.1345L13.4141 19.282L5.16558 25.192L8.2334 15.588L0 9.65754L10.1862 9.57486L13.3456 0L16.5727 9.55281L26.7589 9.56541L18.5678 15.5518Z" koffice:nodeTypes="ccccccccccc"/>
          <draw:path draw:style-name="gr3" draw:id="shape4" draw:name="polygon160" draw:layer="" svg:width="26.75894046815pt" svg:height="25.19197737846pt" draw:transform="matrix(0.41219990000 0.00000000000 0.00000000000 0.41219990000 52.42046808520pt 15.72639211744pt)" svg:viewBox="0 0 27 25" svg:d="M21.7033 25.1345L13.4141 19.282L5.16558 25.192L8.2334 15.588L0 9.65754L10.1862 9.57486L13.3456 0L16.5727 9.55281L26.7589 9.56541L18.5678 15.5518Z" koffice:nodeTypes="ccccccccccc"/>
          <draw:path draw:style-name="gr3" draw:id="shape5" draw:name="polygon161" draw:layer="" svg:width="26.75894046815pt" svg:height="25.19197737846pt" draw:transform="matrix(0.41219990000 0.00000000000 0.00000000000 0.41219990000 85.63924208520pt 15.62338411744pt)" svg:viewBox="0 0 27 25" svg:d="M21.7033 25.1345L13.4141 19.282L5.16558 25.192L8.2334 15.588L0 9.65754L10.1862 9.57486L13.3456 0L16.5727 9.55281L26.7589 9.56541L18.5678 15.5518Z" koffice:nodeTypes="ccccccccccc"/>
          <draw:path draw:style-name="gr3" draw:id="shape6" draw:name="polygon162" draw:layer="" svg:width="26.75894046815pt" svg:height="25.19197737846pt" draw:transform="matrix(0.41219990000 0.00000000000 0.00000000000 0.41219990000 97.81255208520pt 28.00250411744pt)" svg:viewBox="0 0 27 25" svg:d="M21.7033 25.1345L13.4141 19.282L5.16558 25.192L8.2334 15.588L0 9.65754L10.1862 9.57486L13.3456 0L16.5727 9.55281L26.7589 9.56541L18.5678 15.5518Z" koffice:nodeTypes="ccccccccccc"/>
          <draw:path draw:style-name="gr3" draw:id="shape7" draw:name="polygon163" draw:layer="" svg:width="26.75894046815pt" svg:height="25.19197737846pt" draw:transform="matrix(0.41219990000 0.00000000000 0.00000000000 0.41219990000 102.35181688520pt 44.61185611744pt)" svg:viewBox="0 0 27 25" svg:d="M21.7033 25.1345L13.4141 19.282L5.16558 25.192L8.2334 15.588L0 9.65754L10.1862 9.57486L13.3456 0L16.5727 9.55281L26.7589 9.56541L18.5678 15.5518Z" koffice:nodeTypes="ccccccccccc"/>
          <draw:path draw:style-name="gr3" draw:id="shape8" draw:name="polygon164" draw:layer="" svg:width="26.75894046815pt" svg:height="25.19197737846pt" draw:transform="matrix(0.41219990000 0.00000000000 0.00000000000 0.41219990000 97.81255208520pt 61.32449611744pt)" svg:viewBox="0 0 27 25" svg:d="M21.7033 25.1345L13.4141 19.282L5.16558 25.192L8.2334 15.588L0 9.65754L10.1862 9.57486L13.3456 0L16.5727 9.55281L26.7589 9.56541L18.5678 15.5518Z" koffice:nodeTypes="ccccccccccc"/>
          <draw:path draw:style-name="gr3" draw:id="shape9" draw:name="polygon165" draw:layer="" svg:width="26.75894046815pt" svg:height="25.19197737846pt" draw:transform="matrix(0.41219990000 0.00000000000 0.00000000000 0.41219990000 85.53601920520pt 73.49773611744pt)" svg:viewBox="0 0 27 25" svg:d="M21.7033 25.1345L13.4141 19.282L5.16558 25.192L8.2334 15.588L0 9.65754L10.1862 9.57486L13.3456 0L16.5727 9.55281L26.7589 9.56541L18.5678 15.5518Z" koffice:nodeTypes="ccccccccccc"/>
          <draw:path draw:style-name="gr3" draw:id="shape10" draw:name="polygon166" draw:layer="" svg:width="26.75894046815pt" svg:height="25.19197737846pt" draw:transform="matrix(0.41219990000 0.00000000000 0.00000000000 0.41219990000 69.13298648520pt 77.93384811744pt)" svg:viewBox="0 0 27 25" svg:d="M21.7033 25.1345L13.4141 19.282L5.16558 25.192L8.2334 15.588L0 9.65754L10.1862 9.57486L13.3456 0L16.5727 9.55281L26.7589 9.56541L18.5678 15.5518Z" koffice:nodeTypes="ccccccccccc"/>
          <draw:path draw:style-name="gr3" draw:id="shape11" draw:name="polygon167" draw:layer="" svg:width="26.75894046815pt" svg:height="25.19197737846pt" draw:transform="matrix(0.41219990000 0.00000000000 0.00000000000 0.41219990000 52.31731608520pt 73.39458411744pt)" svg:viewBox="0 0 27 25" svg:d="M21.7033 25.1345L13.4141 19.282L5.16558 25.192L8.2334 15.588L0 9.65754L10.1862 9.57486L13.3456 0L16.5727 9.55281L26.7589 9.56541L18.5678 15.5518Z" koffice:nodeTypes="ccccccccccc"/>
          <draw:path draw:style-name="gr3" draw:id="shape12" draw:name="polygon168" draw:layer="" svg:width="26.75894046815pt" svg:height="25.19197737846pt" draw:transform="matrix(0.41219990000 0.00000000000 0.00000000000 0.41219990000 40.35024008520pt 61.22134411744pt)" svg:viewBox="0 0 27 25" svg:d="M21.7033 25.1345L13.4141 19.282L5.16558 25.192L8.2334 15.588L0 9.65754L10.1862 9.57486L13.3456 0L16.5727 9.55281L26.7589 9.56541L18.5678 15.5518Z" koffice:nodeTypes="ccccccccccc"/>
          <draw:path draw:style-name="gr3" draw:id="shape13" draw:name="polygon169" draw:layer="" svg:width="26.75894046815pt" svg:height="25.19197737846pt" draw:transform="matrix(0.41219990000 0.00000000000 0.00000000000 0.41219990000 35.91426888520pt 44.40568811744pt)" svg:viewBox="0 0 27 25" svg:d="M21.7033 25.1345L13.4141 19.282L5.16558 25.192L8.2334 15.588L0 9.65754L10.1862 9.57486L13.3456 0L16.5727 9.55281L26.7589 9.56541L18.5678 15.5518Z" koffice:nodeTypes="ccccccccccc"/>
          <draw:path draw:style-name="gr3" draw:id="shape14" draw:name="polygon170" draw:layer="" svg:width="26.75894046815pt" svg:height="25.19197737846pt" draw:transform="matrix(0.41219990000 0.00000000000 0.00000000000 0.41219990000 40.65983768520pt 27.58988811744pt)" svg:viewBox="0 0 27 25" svg:d="M21.7033 25.1345L13.4141 19.282L5.16558 25.192L8.2334 15.588L0 9.65754L10.1862 9.57486L13.3456 0L16.5727 9.55281L26.7589 9.56541L18.5678 15.5518Z" koffice:nodeTypes="cccccccc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15:30</dc:date>
    <meta:creation-date>2011-05-22T06:11:17</meta:creation-date>
    <dc:creator>Yue Liu</dc:creator>
  </office:meta>
</office:document-meta>
</file>